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e78f" officeooo:paragraph-rsid="000ce78f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0ce78f" officeooo:paragraph-rsid="000ce78f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0ce78f" officeooo:paragraph-rsid="000e9992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ce78f" officeooo:paragraph-rsid="000ce78f" style:font-size-asian="12pt" style:font-weight-asian="bold" style:font-size-complex="12pt" style:font-weight-complex="bold"/>
    </style:style>
    <style:style style:name="P5" style:family="paragraph" style:parent-style-name="Preformatted_20_Text" style:list-style-name="L1"/>
    <style:style style:name="P6" style:family="paragraph" style:parent-style-name="Preformatted_20_Text" style:list-style-name="L2"/>
    <style:style style:name="P7" style:family="paragraph" style:parent-style-name="Preformatted_20_Text" style:list-style-name="L3"/>
    <style:style style:name="P8" style:family="paragraph" style:parent-style-name="Preformatted_20_Text" style:list-style-name="L4"/>
    <style:style style:name="P9" style:family="paragraph" style:parent-style-name="Preformatted_20_Text" style:list-style-name="L5"/>
    <style:style style:name="P10" style:family="paragraph" style:parent-style-name="Preformatted_20_Text" style:list-style-name="L6"/>
    <style:style style:name="P11" style:family="paragraph" style:parent-style-name="Preformatted_20_Text" style:list-style-name="L6">
      <style:text-properties officeooo:paragraph-rsid="000e9992"/>
    </style:style>
    <style:style style:name="P12" style:family="paragraph" style:parent-style-name="Preformatted_20_Text" style:list-style-name="L6">
      <style:text-properties officeooo:paragraph-rsid="000f1b01"/>
    </style:style>
    <style:style style:name="P13" style:family="paragraph" style:parent-style-name="Preformatted_20_Text" style:list-style-name="L7"/>
    <style:style style:name="P14" style:family="paragraph" style:parent-style-name="Preformatted_20_Text" style:list-style-name="L7">
      <style:text-properties officeooo:paragraph-rsid="000ce78f"/>
    </style:style>
    <style:style style:name="P15" style:family="paragraph" style:parent-style-name="Preformatted_20_Text">
      <style:text-properties officeooo:paragraph-rsid="000e9992"/>
    </style:style>
    <style:style style:name="P16" style:family="paragraph" style:parent-style-name="Preformatted_20_Text">
      <style:paragraph-properties fo:margin-left="0.4925in" fo:margin-right="0in" fo:text-indent="0in" style:auto-text-indent="false"/>
      <style:text-properties style:text-underline-style="none" fo:font-weight="bold" style:font-weight-asian="bold" style:font-weight-complex="bold"/>
    </style:style>
    <style:style style:name="P17" style:family="paragraph" style:parent-style-name="Preformatted_20_Text">
      <style:paragraph-properties fo:margin-left="0.4925in" fo:margin-right="0in" fo:text-indent="0in" style:auto-text-indent="false"/>
      <style:text-properties officeooo:paragraph-rsid="000ce78f"/>
    </style:style>
    <style:style style:name="P18" style:family="paragraph" style:parent-style-name="Preformatted_20_Text" style:list-style-name="L8">
      <style:paragraph-properties fo:margin-left="0.9846in" fo:margin-right="0in" fo:text-indent="-0.25in" style:auto-text-indent="false"/>
      <style:text-properties officeooo:paragraph-rsid="000ce78f"/>
    </style:style>
    <style:style style:name="P19" style:family="paragraph" style:parent-style-name="Preformatted_20_Text" style:list-style-name="L9">
      <style:paragraph-properties fo:margin-left="0.9846in" fo:margin-right="0in" fo:text-indent="-0.25in" style:auto-text-indent="false"/>
      <style:text-properties officeooo:paragraph-rsid="000ce78f"/>
    </style:style>
    <style:style style:name="P20" style:family="paragraph" style:parent-style-name="Preformatted_20_Text" style:list-style-name="L10">
      <style:paragraph-properties fo:margin-left="0.9846in" fo:margin-right="0in" fo:text-indent="-0.25in" style:auto-text-indent="false"/>
    </style:style>
    <style:style style:name="P21" style:family="paragraph" style:parent-style-name="Preformatted_20_Text" style:list-style-name="L10">
      <style:paragraph-properties fo:margin-left="0.9846in" fo:margin-right="0in" fo:text-indent="-0.25in" style:auto-text-indent="false"/>
      <style:text-properties officeooo:paragraph-rsid="000e3908"/>
    </style:style>
    <style:style style:name="P22" style:family="paragraph" style:parent-style-name="Preformatted_20_Text">
      <style:paragraph-properties fo:margin-left="0in" fo:margin-right="0in" fo:text-indent="0in" style:auto-text-indent="false"/>
    </style:style>
    <style:style style:name="P23" style:family="paragraph" style:parent-style-name="Preformatted_20_Text">
      <style:paragraph-properties fo:margin-left="0in" fo:margin-right="0in" fo:text-indent="0in" style:auto-text-indent="false"/>
      <style:text-properties officeooo:paragraph-rsid="000e3908"/>
    </style:style>
    <style:style style:name="P24" style:family="paragraph" style:parent-style-name="Preformatted_20_Text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25" style:family="paragraph" style:parent-style-name="Preformatted_20_Text">
      <style:paragraph-properties fo:margin-left="0.4925in" fo:margin-right="0in" fo:text-indent="0in" style:auto-text-indent="false"/>
    </style:style>
    <style:style style:name="T1" style:family="text">
      <style:text-properties officeooo:rsid="000ce78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officeooo:rsid="000ce78f" style:font-weight-asian="normal" style:font-weight-complex="normal"/>
    </style:style>
    <style:style style:name="T6" style:family="text">
      <style:text-properties officeooo:rsid="000e3908"/>
    </style:style>
    <style:style style:name="T7" style:family="text">
      <style:text-properties officeooo:rsid="000f1b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# OOP: Concepts/Jargon <text:span text:style-name="T7">Reference Sheet</text:span></text:p>
      <text:p text:style-name="P4"/>
      <text:p text:style-name="P2">Classes:</text:p>
      <text:list xml:id="list3622443551" text:style-name="L1">
        <text:list-item>
          <text:p text:style-name="P5">are the building blocks of C# software applications.</text:p>
        </text:list-item>
        <text:list-item>
          <text:p text:style-name="P5">encapsulate data (stored in fields) and behavior (defined by methods).</text:p>
        </text:list-item>
      </text:list>
      <text:p text:style-name="Preformatted_20_Text"/>
      <text:p text:style-name="P2">Objects:</text:p>
      <text:list xml:id="list910827372" text:style-name="L2">
        <text:list-item>
          <text:p text:style-name="P6">are an instance of a class. <text:s/>We can create an object using the new operator. </text:p>
        </text:list-item>
        <text:list-item>
          <text:p text:style-name="P6">User bob = new User();</text:p>
        </text:list-item>
      </text:list>
      <text:p text:style-name="Preformatted_20_Text"/>
      <text:p text:style-name="P2">Constructors:</text:p>
      <text:list xml:id="list2880817559" text:style-name="L3">
        <text:list-item>
          <text:p text:style-name="P7">are methods that are called when an instance of a class is created.</text:p>
        </text:list-item>
        <text:list-item>
          <text:p text:style-name="P7">should have the exact same name as the class.</text:p>
        </text:list-item>
        <text:list-item>
          <text:p text:style-name="P7">can be overloaded.* </text:p>
        </text:list-item>
      </text:list>
      <text:p text:style-name="Preformatted_20_Text"/>
      <text:p text:style-name="P2">Methods:</text:p>
      <text:list xml:id="list3309165021" text:style-name="L4">
        <text:list-item>
          <text:p text:style-name="P8">provide functions which perform some kind of behavior.</text:p>
        </text:list-item>
      </text:list>
      <text:p text:style-name="Preformatted_20_Text"/>
      <text:p text:style-name="P16"><text:span text:style-name="T4">Method</text:span> <text:span text:style-name="T4">Signature</text:span>:</text:p>
      <text:list xml:id="list3146195409" text:style-name="L8">
        <text:list-item>
          <text:p text:style-name="P18">consists of the number, type, &amp; order of parameters.</text:p>
          <text:p text:style-name="P18"/>
        </text:list-item>
      </text:list>
      <text:p text:style-name="P17"><text:span text:style-name="T5">Method Overloading:</text:span><text:span text:style-name="T1"> </text:span></text:p>
      <text:list xml:id="list2321811711" text:style-name="L9">
        <text:list-item>
          <text:p text:style-name="P19">creating additional methods with the same name but with different signatures.</text:p>
        </text:list-item>
      </text:list>
      <text:p text:style-name="Preformatted_20_Text"/>
      <text:p text:style-name="P2">Fields:</text:p>
      <text:list xml:id="list3955221915" text:style-name="L5">
        <text:list-item>
          <text:p text:style-name="P9">store data/values <text:span text:style-name="T1">for</text:span> a class.</text:p>
        </text:list-item>
        <text:list-item>
          <text:p text:style-name="P9">can be initialized either with a constructor or directly upon declaration.</text:p>
        </text:list-item>
      </text:list>
      <text:p text:style-name="P1"/>
      <text:p text:style-name="P2">Properties:</text:p>
      <text:list xml:id="list1611472579" text:style-name="L7">
        <text:list-item>
          <text:p text:style-name="P14">can have different access levels (e.g. ‘public get’ and ‘private set’).</text:p>
        </text:list-item>
        <text:list-item>
          <text:p text:style-name="P14"><text:span text:style-name="T1">Established via keywords “Get” and “Set”:</text:span></text:p>
          <text:list>
            <text:list-item>
              <text:p text:style-name="P14">"GET" --&gt; used to return a field value</text:p>
            </text:list-item>
            <text:list-item>
              <text:p text:style-name="P13">"SET" --&gt; used to assign a field value</text:p>
            </text:list-item>
          </text:list>
        </text:list-item>
      </text:list>
      <text:p text:style-name="Preformatted_20_Text"/>
      <text:p text:style-name="P25">Descriptions attributed to property access levels:</text:p>
      <text:p text:style-name="P25"/>
      <text:list xml:id="list3728744583" text:style-name="L10">
        <text:list-item>
          <text:p text:style-name="P20">read-and-write: has both a get<text:span text:style-name="T6">ter</text:span> and a set<text:span text:style-name="T6">ter</text:span></text:p>
        </text:list-item>
        <text:list-item>
          <text:p text:style-name="P21">read-only: has only a get<text:span text:style-name="T6">ter</text:span> and no set<text:span text:style-name="T6">ter</text:span></text:p>
        </text:list-item>
        <text:list-item>
          <text:p text:style-name="P21">write-only: has only a set<text:span text:style-name="T6">ter</text:span> <text:span text:style-name="T6">and </text:span>no get<text:span text:style-name="T6">ter</text:span>(rare)</text:p>
        </text:list-item>
      </text:list>
      <text:p text:style-name="P22"/>
      <text:p text:style-name="P23">Simple properties that require no custom a<text:span text:style-name="T6">ccess modification</text:span> can be implemented as an auto-implemented property: </text:p>
      <text:p text:style-name="P23"/>
      <text:p text:style-name="P23"><text:span text:style-name="T6"><text:tab/>public int number </text:span>{ get; set; }</text:p>
      <text:p text:style-name="P23"/>
      <text:p text:style-name="P3">Access Modifiers:</text:p>
      <text:p text:style-name="P15">C# has 6 access modifiers: </text:p>
      <text:list xml:id="list842110484" text:style-name="L6">
        <text:list-item>
          <text:p text:style-name="P11">public, private, protected, internal, protected internal, private protected</text:p>
        </text:list-item>
        <text:list-item>
          <text:p text:style-name="P11">the most important thing is to be comfortable with implementing <text:span text:style-name="T3">PUBLIC</text:span> and <text:span text:style-name="T3">PRIVATE</text:span> access modifiers.</text:p>
        </text:list-item>
        <text:list-item>
          <text:p text:style-name="P12">A class member declared with public is accessible <text:span text:style-name="T2">everywhere</text:span>.</text:p>
        </text:list-item>
        <text:list-item>
          <text:p text:style-name="P12">A class member declared with private is accessible <text:span text:style-name="T2">ONLY</text:span> from inside the class.</text:p>
        </text:list-item>
      </text:list>
      <text:p text:style-name="P22"/>
      <text:p text:style-name="P24">Generally speaking, we want to declare fields as private and create public properties to provide access to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2T17:30:11.346225950</dc:date>
    <meta:editing-duration>PT25M24S</meta:editing-duration>
    <meta:editing-cycles>2</meta:editing-cycles>
    <meta:generator>LibreOffice/6.0.7.3$Linux_X86_64 LibreOffice_project/00m0$Build-3</meta:generator>
    <meta:print-date>2019-02-02T17:28:30.091971168</meta:print-date>
    <meta:document-statistic meta:table-count="0" meta:image-count="0" meta:object-count="0" meta:page-count="1" meta:paragraph-count="39" meta:word-count="303" meta:character-count="1785" meta:non-whitespace-character-count="1539"/>
  </office:meta>
</office:document-meta>
</file>